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fo:color="#ff3333"/>
    </style:style>
    <style:style style:name="ce70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fo:border="0.06pt solid #000000"/>
      <style:text-properties fo:color="#ff6600"/>
    </style:style>
    <style:style style:name="ce72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7e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21.2-0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9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1" office:value-type="string" calcext:value-type="string">
            <text:p>TODO: Remove candles, cotton candy, several miscolored recipes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2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3.265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70.66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70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2])" office:value-type="float" office:value="53" calcext:value-type="float">
            <text:p>53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22:02:39.801401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17T22:34:19.034768207</dc:date>
    <meta:editing-duration>P7DT6H22M31S</meta:editing-duration>
    <meta:editing-cycles>493</meta:editing-cycles>
    <meta:generator>LibreOffice/5.1.6.2$Linux_X86_64 LibreOffice_project/10m0$Build-2</meta:generator>
    <meta:document-statistic meta:table-count="1" meta:cell-count="555" meta:object-count="0"/>
  </office:meta>
</office:document-meta>
</file>